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pell Scroll Level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Ammunition +1(each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Heali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Quaal's Feather Token Anch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hilter of Lov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Ammunition +2(ea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Pois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Dust of Dryness(1 pellet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Elixir of Healt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Keoghtom's Ointment(Per dose)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Fire Breat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Potion of Greater Healin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Climb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Herois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Invisibility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Potion of Mind Read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Potion of Water Breathi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croll of Protectio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Nolzur's Marvelous Pigment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Potion of Animal Friendshi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Quaal's Feather Token F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Quaal's Feather Token Whip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Diminutio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Growth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Dust of Disappearanc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Necklace of Fireballs(One bead)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Gaseous Form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Resistanc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Universal Solven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Ammunition +3(ea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Spe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overeign Glu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Horn of Blastin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Potion of Superior Healing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Dust of Sneezing and Choking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Necklace of Fireballs(Two beads)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Oil of Slipperines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Fly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Arrow of Slaying(ea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5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Consumable</text:p>
          </table:table-cell>
        </table:table-row>
        <table:table-row table:style-name="ro3">
          <table:table-cell office:value-type="string" calcext:value-type="string">
            <text:p>Bead of Forc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Elemental Gem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Necklace of Fireballs(Three beads)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Clairvoyance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Potion of Vitality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6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Potion of Supreme Healing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Chime of Open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Necklace of Fireballs(Four beads)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Oil of Etherealness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Ioun Stone Absorption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7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Quaal's Feather Token Bir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Quaal's Feather Token Swan Boa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Oil of Sharpnes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Necklace of Fireballs(Five beads)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Potion of Invulnerability</text:p>
          </table:table-cell>
          <table:table-cell office:value-type="float" office:value="3840" calcext:value-type="float">
            <text:p>384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Gem of Brightnes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8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Deck of Illusions</text:p>
          </table:table-cell>
          <table:table-cell office:value-type="float" office:value="6120" calcext:value-type="float">
            <text:p>612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Necklace of Fireballs(Six beads)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Spell Scroll Level 9</text:p>
          </table:table-cell>
          <table:table-cell office:value-type="float" office:value="10240" calcext:value-type="float">
            <text:p>10240</text:p>
          </table:table-cell>
          <table:table-cell office:value-type="string" calcext:value-type="string">
            <text:p>Consumable</text:p>
          </table:table-cell>
        </table:table-row>
        <table:table-row table:style-name="ro2">
          <table:table-cell office:value-type="string" calcext:value-type="string">
            <text:p>Ioun Stone Greater Absorption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Rod of Absorption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Talisman of Ultimate Evil</text:p>
          </table:table-cell>
          <table:table-cell office:value-type="float" office:value="61440" calcext:value-type="float">
            <text:p>6144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Talisman of Pure Good</text:p>
          </table:table-cell>
          <table:table-cell office:value-type="float" office:value="71680" calcext:value-type="float">
            <text:p>71680</text:p>
          </table:table-cell>
          <table:table-cell office:value-type="string" calcext:value-type="string">
            <text:p>Consumable</text:p>
          </table:table-cell>
        </table:table-row>
        <table:table-row table:style-name="ro1">
          <table:table-cell office:value-type="string" calcext:value-type="string">
            <text:p>Vicious Weapo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damantine Armo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Mithral Armo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+1 Weap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word of Life-Steal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Protection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and of the War Mage +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racers of Archery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irclet of Blast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Javelin of Lightn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ayer Bead - Smit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Wind Fan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word of Sharpnes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ff of the Adder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ancing Swor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Glamoured Studded Leath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ipes of the Sewer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ayer Bead - Bles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addle of the Cavali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word of Wound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Frost Brand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agger of Venom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Gloves of Missile Snarin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Agilit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Fortitud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Insigh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Intellect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Leadership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Strength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ff of Witherin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oak of Protection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Oathbow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ng of Protection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+2 Weapo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oots of Spe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ragon Scale Mail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Elven Chai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Regeneratio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ron Bands of Bilarr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ayer Bead - Curin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ope of Entanglemen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Wand of Enemy Detectio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Luckstone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and of the War Mage +2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Flame Tongu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Periapt of Wound Closur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ng of Evasio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ng of the Ram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Tentacle Ro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nimated Shield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rmor of Resistance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Arrow-Catching Shield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elt of Dwarvenkind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racers of Defense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Reserve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Pearl of Power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ipes of Haunting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ng of Resistance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Robe of Scintillating Color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cimitar of Speed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Shield of Missile Attraction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Giant Slayer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ace of Smiting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Brooch of Shielding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Amulet of Health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Dragon Slayer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Gauntlets of Ogre Power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eadband of Intellect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ace of Disruption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Mace of Terror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Nine Lives Stealer(Fully Charged)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Wand of Magic Missile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Wand of Web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Staff of Thunder and Lightn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and of Binding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Wand of Fear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Awarenes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Rod of the Pact Keeper +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ff of Charming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Sunblade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ff of Healing</text:p>
          </table:table-cell>
          <table:table-cell office:value-type="float" office:value="13000" calcext:value-type="float">
            <text:p>13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Ring of Shooting Stars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Ioun Stone Master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+3 Weapon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Hammer of Thunderbolts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Rod of the Pact Keeper +2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Staff of Fire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Staff of Swarming Insects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and of Paralysis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Ring of Fire Elemental Command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Dwarven Thrower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and of the War Mage +3</text:p>
          </table:table-cell>
          <table:table-cell office:value-type="float" office:value="19200" calcext:value-type="float">
            <text:p>192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Efreeti Chai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ng of Free Actio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entinel Shiel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ff of Striking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ng of Spell Storing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Vorpal Sword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Ring of Water Elemental Comman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od of Alertness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Staff of Frost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Combat</text:p>
          </table:table-cell>
        </table:table-row>
        <table:table-row table:style-name="ro4">
          <table:table-cell office:value-type="string" calcext:value-type="string">
            <text:p>Instrument of the Bards - Fochulan Bandlore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Combat</text:p>
          </table:table-cell>
        </table:table-row>
        <table:table-row table:style-name="ro4">
          <table:table-cell office:value-type="string" calcext:value-type="string">
            <text:p>Instrument of the Bards - Mac-Fuirmidh Cittern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od of Lordly Might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Rod of the Pact Keeper +2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Instrument of the Bards - Doss Lute</text:p>
          </table:table-cell>
          <table:table-cell office:value-type="float" office:value="28500" calcext:value-type="float">
            <text:p>28500</text:p>
          </table:table-cell>
          <table:table-cell office:value-type="string" calcext:value-type="string">
            <text:p>Combat</text:p>
          </table:table-cell>
        </table:table-row>
        <table:table-row table:style-name="ro4">
          <table:table-cell office:value-type="string" calcext:value-type="string">
            <text:p>Instrument of the Bards - Canaith Mandolin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Mantle of Spell Resistance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Ring of Spell Turning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ayer Bead - Favor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and of Fireballs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Wand of Lightning Bolts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and of Polymorph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Instrument of the Bards - Cli Lyre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carab of Protection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word of Answering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taff of the Woodland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Spellguard Shiel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Cloak of Displacement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Robe of Stars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Weapon of Warning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Prayer Bead - Wind Walking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Instrument of the Bards - Anstruth Harp</text:p>
          </table:table-cell>
          <table:table-cell office:value-type="float" office:value="109000" calcext:value-type="float">
            <text:p>109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Instrument of the Bards - Ollamh Harp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Prayer Bead - Summons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Combat</text:p>
          </table:table-cell>
        </table:table-row>
        <table:table-row table:style-name="ro3">
          <table:table-cell office:value-type="string" calcext:value-type="string">
            <text:p>Holy Avenger</text:p>
          </table:table-cell>
          <table:table-cell office:value-type="float" office:value="165000" calcext:value-type="float">
            <text:p>165000</text:p>
          </table:table-cell>
          <table:table-cell office:value-type="string" calcext:value-type="string">
            <text:p>Combat</text:p>
          </table:table-cell>
        </table:table-row>
        <table:table-row table:style-name="ro2">
          <table:table-cell office:value-type="string" calcext:value-type="string">
            <text:p>Helm of Comprehend Language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Noncombat</text:p>
          </table:table-cell>
        </table:table-row>
        <table:table-row table:style-name="ro3">
          <table:table-cell office:value-type="string" calcext:value-type="string">
            <text:p>Driftglob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Trident of Fish Comman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Cap of Water Breathing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Eversmoking Bottl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Quiver of Ehlon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Ioun Stone Sustenanc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ing of Warmt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Goggles of Night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Horseshoes of the Zephy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Mariner's Armo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Necklace of Adaption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ing of Water Walking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Wand of Magic Detection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Wand of Secret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Gloves of Swimming and Climb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Heward's Handy Haversac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ope of Climb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Ring of Feather Fall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Boots of Elvenkin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Eyes of Minute Seeing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Eyes of the Eagle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ing of Jumping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Dimensional Shackle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Eyes of Charmin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Medallion of Thought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ing of Swimmin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Bag of Holding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Boots of Levitatio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Ring of Animal Influenc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Boots of Striding and Springing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Cloak of Arachnida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Cloak of Elvenkin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Gloves of Thievery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Hat of Disguis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Horseshoes of Spe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Immovable Ro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Lantern of Revealing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Periapt of Health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Periapt of Proof Against Poiso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2">
          <table:table-cell office:value-type="string" calcext:value-type="string">
            <text:p>Slippers of Spider Climbing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Cloak of the Ba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Cloak of the Manta Ra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ing of X-Ray Vision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Cape of the Mountebank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ncombat</text:p>
          </table:table-cell>
        </table:table-row>
        <table:table-row table:style-name="ro3">
          <table:table-cell office:value-type="string" calcext:value-type="string">
            <text:p>Portable Hole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Apparatus of Kwalish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Boots of the Winterland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ncombat</text:p>
          </table:table-cell>
        </table:table-row>
        <table:table-row table:style-name="ro3">
          <table:table-cell office:value-type="string" calcext:value-type="string">
            <text:p>Folding Boa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ing of Invisibilit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Helm of Telepathy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ncombat</text:p>
          </table:table-cell>
        </table:table-row>
        <table:table-row table:style-name="ro3">
          <table:table-cell office:value-type="string" calcext:value-type="string">
            <text:p>Cube of Force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ing of Mind Shielding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Rod of Rulership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Mirror of Life Trapping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Noncombat</text:p>
          </table:table-cell>
        </table:table-row>
        <table:table-row table:style-name="ro4">
          <table:table-cell office:value-type="string" calcext:value-type="string">
            <text:p>Amulet of Proof Against Detection and Location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ncombat</text:p>
          </table:table-cell>
        </table:table-row>
        <table:table-row table:style-name="ro3">
          <table:table-cell office:value-type="string" calcext:value-type="string">
            <text:p>Robe of Eyes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Gem of Seeing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Plate Armor of Etherealnes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Noncombat</text:p>
          </table:table-cell>
        </table:table-row>
        <table:table-row table:style-name="ro1">
          <table:table-cell office:value-type="string" calcext:value-type="string">
            <text:p>Ivory Goat(Travail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Golden Lion(ea)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ummoning</text:p>
          </table:table-cell>
        </table:table-row>
        <table:table-row table:style-name="ro2">
          <table:table-cell office:value-type="string" calcext:value-type="string">
            <text:p>Ivory Goat(Traveling)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Staff of the Python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ummoning</text:p>
          </table:table-cell>
        </table:table-row>
        <table:table-row table:style-name="ro3">
          <table:table-cell office:value-type="string" calcext:value-type="string">
            <text:p>Onyx Dog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ummoning</text:p>
          </table:table-cell>
        </table:table-row>
        <table:table-row table:style-name="ro3">
          <table:table-cell office:value-type="string" calcext:value-type="string">
            <text:p>Silver Rave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Silver Horn of Valhalla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Marble Elephan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Summoning</text:p>
          </table:table-cell>
        </table:table-row>
        <table:table-row table:style-name="ro4">
          <table:table-cell office:value-type="string" calcext:value-type="string">
            <text:p>Bowl of Commanding Water Elemental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ummoning</text:p>
          </table:table-cell>
        </table:table-row>
        <table:table-row table:style-name="ro4">
          <table:table-cell office:value-type="string" calcext:value-type="string">
            <text:p>Brazier of Commanding Fire Elemental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ummoning</text:p>
          </table:table-cell>
        </table:table-row>
        <table:table-row table:style-name="ro4">
          <table:table-cell office:value-type="string" calcext:value-type="string">
            <text:p>Censer of Controlling Air Elemental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ummoning</text:p>
          </table:table-cell>
        </table:table-row>
        <table:table-row table:style-name="ro4">
          <table:table-cell office:value-type="string" calcext:value-type="string">
            <text:p>Stone of Controlling Earth Elemental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Brass Horn of Valhalla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Bronze Horn of Valhalla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Iron Horn of Valhalla</text:p>
          </table:table-cell>
          <table:table-cell office:value-type="float" office:value="14000" calcext:value-type="float">
            <text:p>14000</text:p>
          </table:table-cell>
          <table:table-cell office:value-type="string" calcext:value-type="string">
            <text:p>Summoning</text:p>
          </table:table-cell>
        </table:table-row>
        <table:table-row table:style-name="ro1">
          <table:table-cell office:value-type="string" calcext:value-type="string">
            <text:p>Ivory Goat(Terror)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ummoning</text:p>
          </table:table-cell>
        </table:table-row>
        <table:table-row table:style-name="ro3">
          <table:table-cell office:value-type="string" calcext:value-type="string">
            <text:p>+1 Armo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+1 Shiel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Sending Ston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Wings of Flying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Alchemy Jug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+2 Armor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+2 Shield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Ebony Fly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Bronze Griffon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Broom of Flying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Serpentine Owl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Winged Boots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Dwarven Plat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Potion of Longevity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Carpet of Flying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Ring of Regeneration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Sphere of Annihilation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Gamechanging</text:p>
          </table:table-cell>
        </table:table-row>
        <table:table-row table:style-name="ro2">
          <table:table-cell office:value-type="string" calcext:value-type="string">
            <text:p>Armor of Invulnerability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Talisman of the Sphere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+3 Armor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+3 Shield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Defender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Gamechanging</text:p>
          </table:table-cell>
        </table:table-row>
        <table:table-row table:style-name="ro2">
          <table:table-cell office:value-type="string" calcext:value-type="string">
            <text:p>Ring of Earth Elemental Command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Robe of the Archmagi</text:p>
          </table:table-cell>
          <table:table-cell office:value-type="float" office:value="34000" calcext:value-type="float">
            <text:p>34000</text:p>
          </table:table-cell>
          <table:table-cell office:value-type="string" calcext:value-type="string">
            <text:p>Gamechanging</text:p>
          </table:table-cell>
        </table:table-row>
        <table:table-row table:style-name="ro2">
          <table:table-cell office:value-type="string" calcext:value-type="string">
            <text:p>Ring of Air Elemental Comman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Cubic Gat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Crystal Ball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Helm of Teleportation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Gamechanging</text:p>
          </table:table-cell>
        </table:table-row>
        <table:table-row table:style-name="ro2">
          <table:table-cell office:value-type="string" calcext:value-type="string">
            <text:p>Daern's Instant Fortress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Ring of Telekinesis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Cloak of Invisibility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Rod of Security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amechanging</text:p>
          </table:table-cell>
        </table:table-row>
        <table:table-row table:style-name="ro3">
          <table:table-cell office:value-type="string" calcext:value-type="string">
            <text:p>Staff of Power</text:p>
          </table:table-cell>
          <table:table-cell office:value-type="float" office:value="95500" calcext:value-type="float">
            <text:p>955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Obsidian Steed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Decanter of Endless Water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Gamechanging</text:p>
          </table:table-cell>
        </table:table-row>
        <table:table-row table:style-name="ro1">
          <table:table-cell office:value-type="string" calcext:value-type="string">
            <text:p>Amulet of the Planes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Gamechang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21:14:46.239118605</meta:creation-date>
    <dc:date>2023-04-24T21:27:29.364771561</dc:date>
    <meta:editing-duration>PT2M33S</meta:editing-duration>
    <meta:editing-cycles>1</meta:editing-cycles>
    <meta:document-statistic meta:table-count="1" meta:cell-count="921" meta:object-count="0"/>
    <meta:generator>LibreOffice/7.3.7.2$Linux_X86_64 LibreOffice_project/30$Build-2</meta:generator>
  </office:meta>
</office:document-meta>
</file>